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08b" officeooo:paragraph-rsid="0004f08b"/>
    </style:style>
    <style:style style:name="P2" style:family="paragraph" style:parent-style-name="Standard">
      <style:text-properties officeooo:rsid="0004f08b" officeooo:paragraph-rsid="0005a853"/>
    </style:style>
    <style:style style:name="P3" style:family="paragraph" style:parent-style-name="Standard">
      <style:text-properties officeooo:rsid="0004f08b" officeooo:paragraph-rsid="0007aa41"/>
    </style:style>
    <style:style style:name="P4" style:family="paragraph" style:parent-style-name="Standard">
      <style:text-properties officeooo:rsid="0005a853" officeooo:paragraph-rsid="0005a853"/>
    </style:style>
    <style:style style:name="P5" style:family="paragraph" style:parent-style-name="Standard">
      <style:text-properties officeooo:rsid="0005df47" officeooo:paragraph-rsid="0005df47"/>
    </style:style>
    <style:style style:name="P6" style:family="paragraph" style:parent-style-name="Standard">
      <style:text-properties officeooo:rsid="0006857b" officeooo:paragraph-rsid="0006857b"/>
    </style:style>
    <style:style style:name="P7" style:family="paragraph" style:parent-style-name="Standard">
      <style:text-properties officeooo:rsid="0006857b" officeooo:paragraph-rsid="0007aa41"/>
    </style:style>
    <style:style style:name="P8" style:family="paragraph" style:parent-style-name="Standard">
      <style:paragraph-properties fo:text-align="justify" style:justify-single-word="false"/>
      <style:text-properties officeooo:rsid="001a5da1" officeooo:paragraph-rsid="0007aa41"/>
    </style:style>
    <style:style style:name="P9" style:family="paragraph" style:parent-style-name="Standard">
      <style:paragraph-properties fo:text-align="justify" style:justify-single-word="false"/>
      <style:text-properties officeooo:rsid="000cade8" officeooo:paragraph-rsid="0007aa41"/>
    </style:style>
    <style:style style:name="P10" style:family="paragraph" style:parent-style-name="Standard">
      <style:paragraph-properties fo:text-align="justify" style:justify-single-word="false"/>
      <style:text-properties officeooo:rsid="0007aa41" officeooo:paragraph-rsid="0007aa41"/>
    </style:style>
    <style:style style:name="T1" style:family="text">
      <style:text-properties officeooo:rsid="0004f08b"/>
    </style:style>
    <style:style style:name="T2" style:family="text">
      <style:text-properties officeooo:rsid="0005a853"/>
    </style:style>
    <style:style style:name="T3" style:family="text">
      <style:text-properties officeooo:rsid="0006857b"/>
    </style:style>
    <style:style style:name="T4" style:family="text">
      <style:text-properties officeooo:rsid="000cade8"/>
    </style:style>
    <style:style style:name="T5" style:family="text">
      <style:text-properties officeooo:rsid="0007aa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-Project Title:-Find Your Service Provider.</text:p>
      <text:p text:style-name="P4">-Document:-</text:p>
      <text:p text:style-name="P4">The project is to develop a web based application and a mobile based application like naukri.com</text:p>
      <text:p text:style-name="P4">and internshala.com.It will differ from the existing applications in terms of employeer.</text:p>
      <text:p text:style-name="P4">In existing application employeer are firms and jobs are there for dignified position this application any individual can be employeer</text:p>
      <text:p text:style-name="P4">eg: if you want electrician we can get that electrician on this portal likewise any other service provider can be found on this portal.</text:p>
      <text:p text:style-name="P4">This portal will be great place for those who are looking for part-time jobs and also for those who earn their livelihood on daily basis.</text:p>
      <text:p text:style-name="P4">Development Environment:-</text:p>
      <text:p text:style-name="P4">Java, Php, Google maps distance matrix API, Mongodb/cassandra, Eclipse,</text:p>
      <text:p text:style-name="P4">Apache web server, Java script, Jquery, Xml, Boot strap.</text:p>
      <text:p text:style-name="P4">Team Members:-</text:p>
      <text:p text:style-name="P4"><text:s/>&lt;1&gt; Ashish Verma</text:p>
      <text:p text:style-name="P4"><text:s/>&lt;2&gt; K.Kranthi</text:p>
      <text:p text:style-name="P4"><text:s/>&lt;3&gt; D.Rohit Varma.</text:p>
      <text:p text:style-name="P4">Project Plan: ( Find Your Service Provider )</text:p>
      <text:p text:style-name="P4">Written by:</text:p>
      <text:p text:style-name="P4">( Ashish Verma,K.Kranthi, Rohit Varma )</text:p>
      <text:p text:style-name="P4"/>
      <text:p text:style-name="P4">1 Introduction</text:p>
      <text:p text:style-name="P4"/>
      <text:p text:style-name="P4">The team members consists of 3 students of Indian Institute of Information</text:p>
      <text:p text:style-name="P4">Technology, Sricity. We are going to develop an app that is going to make</text:p>
      <text:p text:style-name="P4">life easy in terms of service provider.</text:p>
      <text:p text:style-name="P4"/>
      <text:p text:style-name="P4">2 Overview</text:p>
      <text:p text:style-name="P4"/>
      <text:p text:style-name="P4">The project is to develop a web based application and a mobile based application</text:p>
      <text:p text:style-name="P4">like naukri.com and internshala.com.It will differ from the existing applications in</text:p>
      <text:p text:style-name="P4">terms of employeer.In existing application employeer are firms and jobs are there</text:p>
      <text:p text:style-name="P4">for dignified position this application any individual can be employeer eg: if you</text:p>
      <text:p text:style-name="P4">want electrician we can get that electrician on this portal likewise any other service</text:p>
      <text:p text:style-name="P4">provider can be found on this portal. This portal will be great place for those who</text:p>
      <text:p text:style-name="P4">are looking for part-time jobs and also for those who earn their livelihood on daily</text:p>
      <text:p text:style-name="P4">basis.</text:p>
      <text:p text:style-name="P4"/>
      <text:p text:style-name="P4">2.1 Customers</text:p>
      <text:p text:style-name="P4"/>
      <text:p text:style-name="P4">Customer will be service provider who depend on finding job on daily basis</text:p>
      <text:p text:style-name="P4">to earn their livelihood.They can find job here.</text:p>
      <text:p text:style-name="P4">Other set of customer contain those who look for service provider to</text:p>
      <text:p text:style-name="P4">get their job done.</text:p>
      <text:p text:style-name="P4"/>
      <text:p text:style-name="P4">2.2 Functionality</text:p>
      <text:p text:style-name="P4"/>
      <text:p text:style-name="P4">App will find service provider who are having good reviews and who are</text:p>
      <text:p text:style-name="P4">nearest to</text:p>
      <text:p text:style-name="P4">the location of the user.</text:p>
      <text:p text:style-name="P4">User can discuss problem with their recommended service provider and fix</text:p>
      <text:p text:style-name="P4"><text:soft-page-break/>their charges by using the chat box.</text:p>
      <text:p text:style-name="P4"/>
      <text:p text:style-name="P4">2.3 Platform</text:p>
      <text:p text:style-name="P4"/>
      <text:p text:style-name="P4">Java,Php,google distance matrix api,machine learning,android app</text:p>
      <text:p text:style-name="P4">development platform.</text:p>
      <text:p text:style-name="P4"/>
      <text:p text:style-name="P4">2.4 Development Responsibility</text:p>
      <text:p text:style-name="P4"/>
      <text:p text:style-name="P4">Ashish will be going through use of cassandra and google distance matrix</text:p>
      <text:p text:style-name="P4">api. Kranthi will look android app development while Rohit will look on</text:p>
      <text:p text:style-name="P4">Php part and machine learning part to optimize the search.</text:p>
      <text:p text:style-name="P4"/>
      <text:p text:style-name="P4">3 Goals and Scope</text:p>
      <text:p text:style-name="P4"/>
      <text:p text:style-name="P4">App will find service provider who are having good reviews and who are</text:p>
      <text:p text:style-name="P4">nearest to</text:p>
      <text:p text:style-name="P4">the location of the user.</text:p>
      <text:p text:style-name="P4">User can discuss problem with their recommended service provider and fix</text:p>
      <text:p text:style-name="P4">their charges by using the chat box.</text:p>
      <text:p text:style-name="P4"/>
      <text:p text:style-name="P4">4 Deliverables</text:p>
      <text:p text:style-name="P4"/>
      <text:p text:style-name="P4">Milestones Due Date Release Deliverable?</text:p>
      <text:p text:style-name="P4">Prototype of app 25/10/2015 Pre-</text:p>
      <text:p text:style-name="P4">Beta Yes</text:p>
      <text:p text:style-name="P4">Final Version of game web based app 31/10/2015 Final Yes</text:p>
      <text:p text:style-name="P4">First version of android app 10/11/2015 Pre-</text:p>
      <text:p text:style-name="P4">Beta Yes</text:p>
      <text:p text:style-name="P4">Second version of android app 25/11/2015 Beta Yes</text:p>
      <text:p text:style-name="P4">Final release 10/12/2015 Final Yes</text:p>
      <text:p text:style-name="P4"/>
      <text:p text:style-name="P4">5 Risk Management</text:p>
      <text:p text:style-name="P4"/>
      <text:p text:style-name="P4">5.1 Risk Identification</text:p>
      <text:p text:style-name="P4"/>
      <text:p text:style-name="P4">Main risk is to use google distance matrix api as api cost nothing for 2500</text:p>
      <text:p text:style-name="P4">use per day after that we need to pay.We need to use the api judiciously so</text:p>
      <text:p text:style-name="P4">that we can't ask api distance between two place which we have already</text:p>
      <text:p text:style-name="P4">asked.</text:p>
      <text:p text:style-name="P4"/>
      <text:p text:style-name="P4">5.2 Risk Mitigation</text:p>
      <text:p text:style-name="P4"/>
      <text:p text:style-name="P4">We need to store distance between two place in a database after it is asked</text:p>
      <text:p text:style-name="P4">for the first</text:p>
      <text:p text:style-name="P4">time and we need to look into database for the distance once it is asked</text:p>
      <text:p text:style-name="P4">again.</text:p>
      <text:p text:style-name="P4"/>
      <text:p text:style-name="P4">6 Scheduling and Estimates</text:p>
      <text:p text:style-name="P4"/>
      <text:p text:style-name="P4">Milestones Due Date Release Deliverable?</text:p>
      <text:p text:style-name="P4">Prototype of app 25/10/2015 Pre-</text:p>
      <text:p text:style-name="P4"><text:soft-page-break/>Beta Yes</text:p>
      <text:p text:style-name="P4">Final Version of web based app 31/10/2015 Final Yes</text:p>
      <text:p text:style-name="P4">First version of android app 10/11/2015 Pre-</text:p>
      <text:p text:style-name="P4">Beta Yes</text:p>
      <text:p text:style-name="P4">Second version of android app 25/11/2015 Beta Yes</text:p>
      <text:p text:style-name="P4">Final release 10/12/2015 Final Yes</text:p>
      <text:p text:style-name="P4"/>
      <text:p text:style-name="P4">7 Technical Process</text:p>
      <text:p text:style-name="P4"/>
      <text:p text:style-name="P4">We have started working on Java and how to use google</text:p>
      <text:p text:style-name="P4">distance matrix api use.We are still counting.</text:p>
      <text:p text:style-name="P2"/>
      <text:p text:style-name="Title"><text:s/>User stories</text:p>
      <text:p text:style-name="P1"/>
      <text:h text:style-name="Heading_20_2" text:outline-level="2"><text:s/>1. A customer connects to the front-end looking for a specific SP:</text:h>
      <text:p text:style-name="P1"/>
      <text:p text:style-name="P1"><text:s text:c="4"/>The customer starts at the front-end main page. </text:p>
      <text:p text:style-name="P1"/>
      <text:p text:style-name="P1"><text:s text:c="4"/>The customer searches in the services catalog for a specific service provider.</text:p>
      <text:p text:style-name="P1"/>
      <text:p text:style-name="P2"><text:s text:c="4"/>The customer gets information about the service provider.</text:p>
      <text:p text:style-name="P2"><text:s/></text:p>
      <text:p text:style-name="P1"><text:s text:c="4"/>The customer registers or logins into the system.</text:p>
      <text:p text:style-name="P1"/>
      <text:p text:style-name="P1"><text:s text:c="4"/>The customer requests for a specific service provider within the system.</text:p>
      <text:p text:style-name="P1"/>
      <text:p text:style-name="P1"><text:s text:c="4"/>System checks the availability of the service provider.</text:p>
      <text:p text:style-name="P1"><text:s/></text:p>
      <text:p text:style-name="P2"><text:s text:c="5"/><text:span text:style-name="T2">The customer will find service provider who are having good reviews and who are nearest to</text:span></text:p>
      <text:p text:style-name="P4"><text:s text:c="5"/>the location of the user.</text:p>
      <text:p text:style-name="P4"/>
      <text:p text:style-name="P4"><text:s text:c="5"/>User can discuss problem with their recommended service provider and fix</text:p>
      <text:p text:style-name="P4"><text:s text:c="5"/>their charges by using the chat box.</text:p>
      <text:p text:style-name="P4"/>
      <text:p text:style-name="P2"><text:s text:c="5"/>Completes the order successfully.</text:p>
      <text:p text:style-name="P2"/>
      <text:p text:style-name="P2"><text:s text:c="5"/>The customer receives a confirmation message.</text:p>
      <text:p text:style-name="P2"/>
      <text:h text:style-name="Heading_20_2" text:outline-level="2">2. A SP connects to the front-end looking for a customer:</text:h>
      <text:p text:style-name="P5"/>
      <text:p text:style-name="P5"><text:s text:c="5"/>The sp starts at the front-<text:span text:style-name="T3">end main page.</text:span></text:p>
      <text:p text:style-name="P5"/>
      <text:p text:style-name="P5"><text:s text:c="5"/><text:span text:style-name="T3">The sp checks for the notification.</text:span></text:p>
      <text:p text:style-name="P5"/>
      <text:p text:style-name="P6"><text:s text:c="5"/>The sp gets information about the customer.</text:p>
      <text:p text:style-name="P6"><text:soft-page-break/></text:p>
      <text:p text:style-name="P6"><text:s text:c="5"/>The sp gives information to the system about his availability. </text:p>
      <text:p text:style-name="P6"><text:s/></text:p>
      <text:p text:style-name="P6"><text:s text:c="5"/>The sp can discuss with the customer regarding charges and their problem.</text:p>
      <text:p text:style-name="P6"/>
      <text:p text:style-name="P6"><text:s text:c="5"/>The sp gives a confirmation message to the customer.</text:p>
      <text:p text:style-name="P6"/>
      <text:h text:style-name="Heading_20_2" text:outline-level="2">3.A server maintains the back-end:</text:h>
      <text:p text:style-name="P6"/>
      <text:p text:style-name="P7">A <text:span text:style-name="T1"><text:s/>server should be able to process the request of any new user so that he can register to the application and use it.</text:span></text:p>
      <text:p text:style-name="P7"/>
      <text:p text:style-name="P8"><text:span text:style-name="T4">A server should send a verification mail to the email-id of the user so as to verify the identity of the user i.e, the user is not fake.</text:span></text:p>
      <text:p text:style-name="P3"/>
      <text:p text:style-name="P9">A server should be able to send a password recovery mail to the user whenever the user selects“Forgot Password” so that the user can recover their forgotten password.</text:p>
      <text:p text:style-name="P9"/>
      <text:p text:style-name="P10">A server sends notifications to both customers and service proviser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9:16:47.825924540</meta:creation-date>
    <dc:date>2015-09-25T20:20:36.835507695</dc:date>
    <meta:editing-duration>PT33M27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4" meta:paragraph-count="115" meta:word-count="928" meta:character-count="5620" meta:non-whitespace-character-count="4709"/>
  </office:meta>
</office:document-meta>
</file>